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fo:language="en" fo:country="US"/>
    </style:style>
    <style:style style:name="T14" style:parent-style-name="DefaultParagraphFont" style:family="text">
      <style:text-properties style:font-name="Arial" style:font-name-complex="Arial" fo:font-size="12pt" style:font-size-asian="12pt" style:font-size-complex="12pt" fo:language="en" fo:country="US"/>
    </style:style>
    <style:style style:name="T15"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Final Report</text:p>
      <text:p text:style-name="P2"><text:span text:style-name="T3">The data was presented was a variation from the information acquired from the quantitative and qualitative approach. After connecting all the information from the students that participated in the experiment, we can see the effect that gamification creates. Results from the quiz showed that most students were not aware of certain cyber security risks that are online, showing the highest score from only 1 student from 5 where he got 5 questions right from 8. After showing the prototype there was a big improvement in the scores where 3 students got a score of 7, a student with a score of 5 and another student that got everything correct. After the<text:s/></text:span><text:span text:style-name="T4">prototype,</text:span><text:span text:style-name="T5"><text:s/>a questionnaire was given to the students regarding the game asking them<text:s/></text:span><text:span text:style-name="T6">to rate the game. I also interviewed each of the students to gather personal information regarding their experience and what was their behavior like when playing the game. 4 students had a clear background of the gaming environment and found it easy to control and manage to play through the game and a student found it hard because she was not used to the environment that was given but when assessing the student’s behavior she said that she enjoyed the experience and preferred the gamification done to the education being taught. The other students enjoyed the game<text:s/></text:span><text:span text:style-name="T7">and gave positive feedback on it and when asked what suggestions would they give to improve the game, one of them said that the game should have various areas with different topics since it has the expo feel to it. Another student said that the environment needed to be simpler since a small part of the area was used for the experiment. Another student said that instructions to the controls should be given at the start to help users that do not have a background when it comes to a gaming environment. When asking the students whether they learned any of these questions at school,<text:s/></text:span><text:span text:style-name="T8">4 student</text:span><text:span text:style-name="T9"><text:s/>said that they had a<text:s/></text:span><text:span text:style-name="T10">theory<text:s/></text:span><text:span text:style-name="T11">lesson on security but did not cover all the questions that were asked in the game presented to them in the experiment. The other students were aware of some cyber security risks from home and their parents. Another session was done on the students to observe the recall rate that gamification can create. When comparing the results, the 3 students that scored 7 previously, got 7 questions right again, a student that scored 5 previously scored 7 and the student that got everything correct kept the same score from previously showing that gamifica</text:span><text:span text:style-name="T12">tion improved the recall rate when information is gathered in a gamified version</text:span><text:span text:style-name="T13"><text:s/>as stated by<text:s/></text:span><text:span text:style-name="T14">(Gabriel Barata, 2013)</text:span><text:span text:style-name="T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21:22:00Z</meta:creation-date>
    <dc:date>2020-06-01T21:56:00Z</dc:date>
    <meta:template xlink:href="Normal" xlink:type="simple"/>
    <meta:editing-cycles>2</meta:editing-cycles>
    <meta:editing-duration>PT1740S</meta:editing-duration>
    <meta:document-statistic meta:page-count="1" meta:paragraph-count="5" meta:word-count="394" meta:character-count="2635" meta:row-count="18" meta:non-whitespace-character-count="2246"/>
  </office:meta>
</office:document-meta>
</file>